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6bd" officeooo:paragraph-rsid="001196bd"/>
    </style:style>
    <style:style style:name="P2" style:family="paragraph" style:parent-style-name="Standard">
      <style:text-properties officeooo:rsid="001354c5" officeooo:paragraph-rsid="001354c5"/>
    </style:style>
    <style:style style:name="P3" style:family="paragraph" style:parent-style-name="Standard" style:list-style-name="L1">
      <style:text-properties officeooo:rsid="001354c5" officeooo:paragraph-rsid="001354c5"/>
    </style:style>
    <style:style style:name="P4" style:family="paragraph" style:parent-style-name="Standard">
      <style:text-properties officeooo:rsid="0013a246" officeooo:paragraph-rsid="0013a246"/>
    </style:style>
    <style:style style:name="P5" style:family="paragraph" style:parent-style-name="Standard" style:list-style-name="L2">
      <style:text-properties officeooo:rsid="0013a246" officeooo:paragraph-rsid="0013a246"/>
    </style:style>
    <style:style style:name="P6" style:family="paragraph" style:parent-style-name="Standard" style:list-style-name="L3">
      <style:text-properties officeooo:rsid="0013a246" officeooo:paragraph-rsid="0013a246"/>
    </style:style>
    <style:style style:name="T1" style:family="text">
      <style:text-properties officeooo:rsid="0013a2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urante la guerra civil, //</text:p>
      <text:p text:style-name="P1">los republicanos eran ellos de la ezquierda </text:p>
      <text:p text:style-name="P1"/>
      <text:p text:style-name="P1">En Espagne, au moment de la guerre civique, le parti qui dirigeait la république devenait surtout de gauche (très à gauche même). </text:p>
      <text:p text:style-name="P1"/>
      <text:p text:style-name="P1">//</text:p>
      <text:p text:style-name="P1">//</text:p>
      <text:p text:style-name="P1">//</text:p>
      <text:p text:style-name="P1"/>
      <text:p text:style-name="P2"/>
      <text:p text:style-name="P2">P. 105 </text:p>
      <text:p text:style-name="P2">Foto de una familia argentina antes de la dictadura </text:p>
      <text:list xml:id="list3361398577709250301" text:style-name="L1">
        <text:list-item>
          <text:p text:style-name="P3">6 personas </text:p>
        </text:list-item>
        <text:list-item>
          <text:p text:style-name="P3">Toda la familia está sonriendo </text:p>
          <text:p text:style-name="P3"/>
        </text:list-item>
        <text:list-item>
          <text:p text:style-name="P3">Lo que pasó : hay un contraste entre lo que las notas dicen y la fóto</text:p>
        </text:list-item>
        <text:list-item>
          <text:p text:style-name="P3">Fueron <text:span text:style-name="T1">separados un parte de ellos fueron secuestrados</text:span></text:p>
        </text:list-item>
      </text:list>
      <text:p text:style-name="P2"/>
      <text:p text:style-name="P2"/>
      <text:p text:style-name="P4">P. 119</text:p>
      <text:p text:style-name="P4">Memoria de Argentina</text:p>
      <text:p text:style-name="P4"/>
      <text:list xml:id="list7158290350131866455" text:style-name="L3">
        <text:list-item>
          <text:p text:style-name="P6">//</text:p>
          <text:p text:style-name="P6">//</text:p>
          <text:p text:style-name="P6">//</text:p>
        </text:list-item>
        <text:list-item>
          <text:p text:style-name="P6"/>
        </text:list-item>
      </text:list>
      <text:p text:style-name="P4"/>
      <text:p text:style-name="P4"/>
      <text:p text:style-name="P4">Lexique :</text:p>
      <text:list xml:id="list6543519090579471315" text:style-name="L2">
        <text:list-item>
          <text:p text:style-name="P5">Golpe de Estado = Coup d’É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07:06.107000000</meta:creation-date>
    <dc:date>2019-02-21T15:50:50.234000000</dc:date>
    <meta:editing-duration>PT1M42S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1" meta:word-count="105" meta:character-count="511" meta:non-whitespace-character-count="429"/>
  </office:meta>
</office:document-meta>
</file>